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8ba" officeooo:paragraph-rsid="000408ba"/>
    </style:style>
    <style:style style:name="P2" style:family="paragraph" style:parent-style-name="Standard">
      <style:text-properties fo:font-weight="bold" officeooo:rsid="000408ba" officeooo:paragraph-rsid="000408ba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view qusestions:</text:p>
      <text:p text:style-name="P2"/>
      <text:p text:style-name="P1">1. Explain compilation process.</text:p>
      <text:p text:style-name="P1">2. List down all the operators with precedence.</text:p>
      <text:p text:style-name="P1">3. About aoptimization, which is default optimization.</text:p>
      <text:p text:style-name="P1">4. int main ()</text:p>
      <text:p text:style-name="P1"><text:s text:c="4"/>{</text:p>
      <text:p text:style-name="P1"><text:tab/>int a = 200;</text:p>
      <text:p text:style-name="P1"><text:tab/>while (a == 200) {</text:p>
      <text:p text:style-name="P1"><text:tab/><text:tab/>printf(“%d\n”,a);</text:p>
      <text:p text:style-name="P1"><text:tab/>}</text:p>
      <text:p text:style-name="P1"><text:s text:c="5"/>}</text:p>
      <text:p text:style-name="P1"><text:s text:c="2"/>optimize the above code.</text:p>
      <text:p text:style-name="P1"/>
      <text:p text:style-name="P1">5. String opeartion program..</text:p>
      <text:p text:style-name="P1">input: poweeeer <text:s text:c="2"/>inddddddia</text:p>
      <text:p text:style-name="P1">output should be: power india</text:p>
      <text:p text:style-name="P1"/>
      <text:p text:style-name="P1">6. structure,union diff between them, and bitfield, to find the sizes.</text:p>
      <text:p text:style-name="P1"><text:tab/>Struct tag {</text:p>
      <text:p text:style-name="P1"><text:tab/><text:tab/>short a:10;</text:p>
      <text:p text:style-name="P1"><text:tab/><text:tab/>char b:1;</text:p>
      <text:p text:style-name="P1"><text:tab/><text:tab/>short c:2;</text:p>
      <text:p text:style-name="P1"><text:tab/>};</text:p>
      <text:p text:style-name="P1"><text:tab/>maximum how much value we can store in variable c ?</text:p>
      <text:p text:style-name="P1"/>
      <text:p text:style-name="P1">7.Given a linked list delete the particular node.</text:p>
      <text:p text:style-name="P1">8.Explain OSI refernce model.</text:p>
      <text:p text:style-name="P1">9. system calls used in socket programming.</text:p>
      <text:p text:style-name="P1">10. In socket system call what are the possibelities of 3<text:span text:style-name="T1">rd</text:span> argument.</text:p>
      <text:p text:style-name="P1">11. Can we use bind() in client side, if yes, what are the modification need to change in server side.</text:p>
      <text:p text:style-name="P1"/>
      <text:p text:style-name="P1">12. If the client terminated abruptly (ctrl+c) , how the server will know, that the client is terminated and it should also termin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9:21:50.228359696</meta:creation-date>
    <dc:date>2016-06-02T09:34:39.639215544</dc:date>
    <meta:editing-duration>P0D</meta:editing-duration>
    <meta:editing-cycles>1</meta:editing-cycles>
    <meta:document-statistic meta:table-count="0" meta:image-count="0" meta:object-count="0" meta:page-count="1" meta:paragraph-count="28" meta:word-count="160" meta:character-count="943" meta:non-whitespace-character-count="784"/>
    <meta:generator>LibreOffice/4.2.4.2$Linux_x86 LibreOffice_project/420m0$Build-2</meta:generator>
  </office:meta>
</office:document-meta>
</file>